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Accessi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biente di svilupp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bienti di prova</text:p>
          </table:table-cell>
          <table:table-cell table:number-columns-repeated="2"/>
          <table:table-cell office:value-type="string">
            <text:p>tolti:</text:p>
          </table:table-cell>
          <table:table-cell office:value-type="string">
            <text:p>da togliere la sottolineatura nei vari documenti!</text:p>
          </table:table-cell>
        </table:table-row>
        <table:table-row table:style-name="ro1">
          <table:table-cell/>
          <table:table-cell office:value-type="string">
            <text:p>Autenticazione</text:p>
          </table:table-cell>
          <table:table-cell table:number-columns-repeated="2"/>
          <table:table-cell office:value-type="string">
            <text:p>Amministratore</text:p>
          </table:table-cell>
          <table:table-cell/>
        </table:table-row>
        <table:table-row table:style-name="ro1">
          <table:table-cell/>
          <table:table-cell office:value-type="string">
            <text:p>backup</text:p>
          </table:table-cell>
          <table:table-cell table:number-columns-repeated="2"/>
          <table:table-cell office:value-type="string">
            <text:p>Analista</text:p>
          </table:table-cell>
          <table:table-cell/>
        </table:table-row>
        <table:table-row table:style-name="ro1">
          <table:table-cell/>
          <table:table-cell office:value-type="string">
            <text:p>benchmark</text:p>
          </table:table-cell>
          <table:table-cell table:number-columns-repeated="2"/>
          <table:table-cell office:value-type="string">
            <text:p>Progettista</text:p>
          </table:table-cell>
          <table:table-cell/>
        </table:table-row>
        <table:table-row table:style-name="ro1">
          <table:table-cell/>
          <table:table-cell office:value-type="string">
            <text:p>Browser</text:p>
          </table:table-cell>
          <table:table-cell table:number-columns-repeated="2"/>
          <table:table-cell office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>
            <text:p>collaudo</text:p>
          </table:table-cell>
          <table:table-cell table:number-columns-repeated="2"/>
          <table:table-cell office:value-type="string">
            <text:p>Responsabile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number-columns-repeated="2"/>
          <table:table-cell office:value-type="string">
            <text:p>Sigeol</text:p>
          </table:table-cell>
          <table:table-cell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2"/>
          <table:table-cell office:value-type="string">
            <text:p>Verificatore</text:p>
          </table:table-cell>
          <table:table-cell/>
        </table:table-row>
        <table:table-row table:style-name="ro1">
          <table:table-cell/>
          <table:table-cell office:value-type="string">
            <text:p>Databa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agramma use-ca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tens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r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mewor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m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den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s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te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y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guaggio di Programm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uten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lest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d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u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ità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posi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sponsa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dondanz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b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izio we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ftwar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rgen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vers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la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ck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sionament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3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html</text:p>
          </table:table-cell>
          <table:table-cell table:number-columns-repeated="4"/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8">18/01/2009</text:date>, <text:time>17.07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Carlo</dc:creator>
    <dc:date>2009-01-18T17:07:02</dc:date>
    <meta:editing-cycles>10</meta:editing-cycles>
    <meta:editing-duration>PT2H26M30S</meta:editing-duration>
    <meta:user-defined meta:name="Info 1"/>
    <meta:user-defined meta:name="Info 2"/>
    <meta:user-defined meta:name="Info 3"/>
    <meta:user-defined meta:name="Info 4"/>
    <meta:document-statistic meta:table-count="3" meta:cell-count="54"/>
  </office:meta>
</office:document-meta>
</file>